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7654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1.4173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5929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8173in"/>
    </style:style>
    <style:style style:name="co10" style:family="table-column">
      <style:table-column-properties fo:break-before="auto" style:column-width="1.0665in"/>
    </style:style>
    <style:style style:name="co11" style:family="table-column">
      <style:table-column-properties fo:break-before="auto" style:column-width="1.4874in"/>
    </style:style>
    <style:style style:name="co12" style:family="table-column">
      <style:table-column-properties fo:break-before="auto" style:column-width="0.8984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1.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2.1528in"/>
    </style:style>
    <style:style style:name="co17" style:family="table-column">
      <style:table-column-properties fo:break-before="auto" style:column-width="1.6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BenchMark" table:style-name="ta1">
        <table:shapes>
          <draw:frame draw:z-index="0" draw:style-name="gr1" draw:text-style-name="P1" svg:width="6.2988in" svg:height="3.5429in" svg:x="5.5134in" svg:y="5.1382in">
            <draw:object draw:notify-on-update-of-ranges="MergeBenchMark.B8:MergeBenchMark.B8 MergeBenchMark.B9:MergeBenchMark.B13 MergeBenchMark.E8:MergeBenchMark.E8 MergeBenchMark.E9:MergeBenchMark.E13 MergeBenchMark.B8:MergeBenchMark.B8 MergeBenchMark.B9:MergeBenchMark.B13 MergeBenchMark.H8:MergeBenchMark.H8 MergeBenchMark.H9:MergeBenchMark.H13 MergeBenchMark.B8:MergeBenchMark.B8 MergeBenchMark.B9:MergeBenchMark.B13 MergeBenchMark.K8:MergeBenchMark.K8 MergeBenchMark.K9:MergeBenchMark.K13 MergeBenchMark.B8:MergeBenchMark.B8 MergeBenchMark.B9:MergeBenchMark.B13 MergeBenchMark.Q8:MergeBenchMark.Q8 MergeBenchMark.Q9:MergeBenchMark.Q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Mer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trumented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its:Mean</text:p>
          </table:table-cell>
          <table:table-cell table:number-columns-repeated="2"/>
          <table:table-cell office:value-type="string" calcext:value-type="string">
            <text:p>swaps:Mean</text:p>
          </table:table-cell>
          <table:table-cell table:number-columns-repeated="2"/>
          <table:table-cell office:value-type="string" calcext:value-type="string">
            <text:p>compares:Mean</text:p>
          </table:table-cell>
          <table:table-cell table:number-columns-repeated="5"/>
          <table:table-cell office:value-type="string" calcext:value-type="string">
            <text:p>copies:Mean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6.69463" calcext:value-type="float">
            <text:p>6.69463</text:p>
          </table:table-cell>
          <table:table-cell office:value-type="float" office:value="8.76505" calcext:value-type="float">
            <text:p>8.76505</text:p>
          </table:table-cell>
          <table:table-cell office:value-type="float" office:value="269764.4" calcext:value-type="float">
            <text:p>269764.4</text:p>
          </table:table-cell>
          <table:table-cell table:number-columns-repeated="2"/>
          <table:table-cell office:value-type="float" office:value="9751.45" calcext:value-type="float">
            <text:p>9751.45</text:p>
          </table:table-cell>
          <table:table-cell table:number-columns-repeated="2"/>
          <table:table-cell office:value-type="float" office:value="121508.35" calcext:value-type="float">
            <text:p>121508.35</text:p>
          </table:table-cell>
          <table:table-cell table:number-columns-repeated="5"/>
          <table:table-cell office:value-type="float" office:value="110000" calcext:value-type="float">
            <text:p>110000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7.21324" calcext:value-type="float">
            <text:p>7.21324</text:p>
          </table:table-cell>
          <table:table-cell office:value-type="float" office:value="10.212545" calcext:value-type="float">
            <text:p>10.212545</text:p>
          </table:table-cell>
          <table:table-cell office:value-type="float" office:value="579546.5" calcext:value-type="float">
            <text:p>579546.5</text:p>
          </table:table-cell>
          <table:table-cell table:number-columns-repeated="2"/>
          <table:table-cell office:value-type="float" office:value="19504.3" calcext:value-type="float">
            <text:p>19504.3</text:p>
          </table:table-cell>
          <table:table-cell table:number-columns-repeated="2"/>
          <table:table-cell office:value-type="float" office:value="263019.8" calcext:value-type="float">
            <text:p>263019.8</text:p>
          </table:table-cell>
          <table:table-cell table:number-columns-repeated="5"/>
          <table:table-cell office:value-type="float" office:value="240000" calcext:value-type="float">
            <text:p>240000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3.490485" calcext:value-type="float">
            <text:p>13.490485</text:p>
          </table:table-cell>
          <table:table-cell office:value-type="float" office:value="20.097455" calcext:value-type="float">
            <text:p>20.097455</text:p>
          </table:table-cell>
          <table:table-cell office:value-type="float" office:value="1239350.8" calcext:value-type="float">
            <text:p>1239350.8</text:p>
          </table:table-cell>
          <table:table-cell table:number-columns-repeated="2"/>
          <table:table-cell office:value-type="float" office:value="39104.4" calcext:value-type="float">
            <text:p>39104.4</text:p>
          </table:table-cell>
          <table:table-cell table:number-columns-repeated="2"/>
          <table:table-cell office:value-type="float" office:value="566062.95" calcext:value-type="float">
            <text:p>566062.95</text:p>
          </table:table-cell>
          <table:table-cell table:number-columns-repeated="5"/>
          <table:table-cell office:value-type="float" office:value="520000" calcext:value-type="float">
            <text:p>520000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26.26888" calcext:value-type="float">
            <text:p>26.26888</text:p>
          </table:table-cell>
          <table:table-cell office:value-type="float" office:value="27.40995" calcext:value-type="float">
            <text:p>27.40995</text:p>
          </table:table-cell>
          <table:table-cell office:value-type="float" office:value="2638449.2" calcext:value-type="float">
            <text:p>2638449.2</text:p>
          </table:table-cell>
          <table:table-cell table:number-columns-repeated="2"/>
          <table:table-cell office:value-type="float" office:value="78129.6" calcext:value-type="float">
            <text:p>78129.6</text:p>
          </table:table-cell>
          <table:table-cell table:number-columns-repeated="2"/>
          <table:table-cell office:value-type="float" office:value="1212041.9" calcext:value-type="float">
            <text:p>1212041.9</text:p>
          </table:table-cell>
          <table:table-cell table:number-columns-repeated="5"/>
          <table:table-cell office:value-type="float" office:value="1120000" calcext:value-type="float">
            <text:p>1120000</text:p>
          </table:table-cell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62.236445" calcext:value-type="float">
            <text:p>62.236445</text:p>
          </table:table-cell>
          <table:table-cell office:value-type="float" office:value="50.551435" calcext:value-type="float">
            <text:p>50.551435</text:p>
          </table:table-cell>
          <table:table-cell office:value-type="float" office:value="5596289" calcext:value-type="float">
            <text:p>5596289</text:p>
          </table:table-cell>
          <table:table-cell table:number-columns-repeated="2"/>
          <table:table-cell office:value-type="float" office:value="156097.2" calcext:value-type="float">
            <text:p>156097.2</text:p>
          </table:table-cell>
          <table:table-cell table:number-columns-repeated="2"/>
          <table:table-cell office:value-type="float" office:value="2583936.35" calcext:value-type="float">
            <text:p>2583936.35</text:p>
          </table:table-cell>
          <table:table-cell table:number-columns-repeated="5"/>
          <table:table-cell office:value-type="float" office:value="2400000" calcext:value-type="float">
            <text:p>24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og base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trumented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its:Mean</text:p>
          </table:table-cell>
          <table:table-cell table:number-columns-repeated="2"/>
          <table:table-cell office:value-type="string" calcext:value-type="string">
            <text:p>swaps:Mean</text:p>
          </table:table-cell>
          <table:table-cell table:number-columns-repeated="2"/>
          <table:table-cell office:value-type="string" calcext:value-type="string">
            <text:p>compares:Mean</text:p>
          </table:table-cell>
          <table:table-cell table:number-columns-repeated="5"/>
          <table:table-cell office:value-type="string" calcext:value-type="string">
            <text:p>copies:Mean</text:p>
          </table:table-cell>
        </table:table-row>
        <table:table-row table:style-name="ro1">
          <table:table-cell/>
          <table:table-cell table:formula="of:=LOG([.B2];2)" office:value-type="float" office:value="13.2877123795495" calcext:value-type="float">
            <text:p>13.2877123795495</text:p>
          </table:table-cell>
          <table:table-cell/>
          <table:table-cell table:formula="of:=LOG([.D2];2)" office:value-type="float" office:value="3.13176232082466" calcext:value-type="float">
            <text:p>3.13176232082466</text:p>
          </table:table-cell>
          <table:table-cell table:formula="of:=LOG([.E2];2)" office:value-type="float" office:value="18.0413404471403" calcext:value-type="float">
            <text:p>18.0413404471403</text:p>
          </table:table-cell>
          <table:table-cell table:number-columns-repeated="2"/>
          <table:table-cell table:formula="of:=LOG([.H2];2)" office:value-type="float" office:value="13.251401042219" calcext:value-type="float">
            <text:p>13.251401042219</text:p>
          </table:table-cell>
          <table:table-cell table:number-columns-repeated="2"/>
          <table:table-cell table:formula="of:=LOG([.K2];2)" office:value-type="float" office:value="16.8906959330388" calcext:value-type="float">
            <text:p>16.8906959330388</text:p>
          </table:table-cell>
          <table:table-cell table:number-columns-repeated="5"/>
          <table:table-cell table:formula="of:=LOG([.Q2];2)" office:value-type="float" office:value="16.7471439981867" calcext:value-type="float">
            <text:p>16.7471439981867</text:p>
          </table:table-cell>
        </table:table-row>
        <table:table-row table:style-name="ro1">
          <table:table-cell/>
          <table:table-cell table:formula="of:=LOG([.B3];2)" office:value-type="float" office:value="14.2877123795494" calcext:value-type="float">
            <text:p>14.2877123795494</text:p>
          </table:table-cell>
          <table:table-cell/>
          <table:table-cell table:formula="of:=LOG([.D3];2)" office:value-type="float" office:value="3.35227053028489" calcext:value-type="float">
            <text:p>3.35227053028489</text:p>
          </table:table-cell>
          <table:table-cell table:formula="of:=LOG([.E3];2)" office:value-type="float" office:value="19.1445648951647" calcext:value-type="float">
            <text:p>19.1445648951647</text:p>
          </table:table-cell>
          <table:table-cell table:number-columns-repeated="2"/>
          <table:table-cell table:formula="of:=LOG([.H3];2)" office:value-type="float" office:value="14.2515046012059" calcext:value-type="float">
            <text:p>14.2515046012059</text:p>
          </table:table-cell>
          <table:table-cell table:number-columns-repeated="2"/>
          <table:table-cell table:formula="of:=LOG([.K3];2)" office:value-type="float" office:value="18.0048118834091" calcext:value-type="float">
            <text:p>18.0048118834091</text:p>
          </table:table-cell>
          <table:table-cell table:number-columns-repeated="5"/>
          <table:table-cell table:formula="of:=LOG([.Q3];2)" office:value-type="float" office:value="17.8726748802706" calcext:value-type="float">
            <text:p>17.8726748802706</text:p>
          </table:table-cell>
        </table:table-row>
        <table:table-row table:style-name="ro1">
          <table:table-cell/>
          <table:table-cell table:formula="of:=LOG([.B4];2)" office:value-type="float" office:value="15.2877123795494" calcext:value-type="float">
            <text:p>15.2877123795494</text:p>
          </table:table-cell>
          <table:table-cell/>
          <table:table-cell table:formula="of:=LOG([.D4];2)" office:value-type="float" office:value="4.32894091513009" calcext:value-type="float">
            <text:p>4.32894091513009</text:p>
          </table:table-cell>
          <table:table-cell table:formula="of:=LOG([.E4];2)" office:value-type="float" office:value="20.2411531714821" calcext:value-type="float">
            <text:p>20.2411531714821</text:p>
          </table:table-cell>
          <table:table-cell table:number-columns-repeated="2"/>
          <table:table-cell table:formula="of:=LOG([.H4];2)" office:value-type="float" office:value="15.2550433272621" calcext:value-type="float">
            <text:p>15.2550433272621</text:p>
          </table:table-cell>
          <table:table-cell table:number-columns-repeated="2"/>
          <table:table-cell table:formula="of:=LOG([.K4];2)" office:value-type="float" office:value="19.1106029737888" calcext:value-type="float">
            <text:p>19.1106029737888</text:p>
          </table:table-cell>
          <table:table-cell table:number-columns-repeated="5"/>
          <table:table-cell table:formula="of:=LOG([.Q4];2)" office:value-type="float" office:value="18.9881520976905" calcext:value-type="float">
            <text:p>18.9881520976905</text:p>
          </table:table-cell>
        </table:table-row>
        <table:table-row table:style-name="ro1">
          <table:table-cell/>
          <table:table-cell table:formula="of:=LOG([.B5];2)" office:value-type="float" office:value="16.2877123795495" calcext:value-type="float">
            <text:p>16.2877123795495</text:p>
          </table:table-cell>
          <table:table-cell/>
          <table:table-cell table:formula="of:=LOG([.D5];2)" office:value-type="float" office:value="4.77662779135394" calcext:value-type="float">
            <text:p>4.77662779135394</text:p>
          </table:table-cell>
          <table:table-cell table:formula="of:=LOG([.E5];2)" office:value-type="float" office:value="21.3312587758555" calcext:value-type="float">
            <text:p>21.3312587758555</text:p>
          </table:table-cell>
          <table:table-cell table:number-columns-repeated="2"/>
          <table:table-cell table:formula="of:=LOG([.H5];2)" office:value-type="float" office:value="16.2535816075948" calcext:value-type="float">
            <text:p>16.2535816075948</text:p>
          </table:table-cell>
          <table:table-cell table:number-columns-repeated="2"/>
          <table:table-cell table:formula="of:=LOG([.K5];2)" office:value-type="float" office:value="20.2090081426213" calcext:value-type="float">
            <text:p>20.2090081426213</text:p>
          </table:table-cell>
          <table:table-cell table:number-columns-repeated="5"/>
          <table:table-cell table:formula="of:=LOG([.Q5];2)" office:value-type="float" office:value="20.0950673016071" calcext:value-type="float">
            <text:p>20.0950673016071</text:p>
          </table:table-cell>
        </table:table-row>
        <table:table-row table:style-name="ro1">
          <table:table-cell/>
          <table:table-cell table:formula="of:=LOG([.B6];2)" office:value-type="float" office:value="17.2877123795495" calcext:value-type="float">
            <text:p>17.2877123795495</text:p>
          </table:table-cell>
          <table:table-cell/>
          <table:table-cell table:formula="of:=LOG([.D6];2)" office:value-type="float" office:value="5.65968014127874" calcext:value-type="float">
            <text:p>5.65968014127874</text:p>
          </table:table-cell>
          <table:table-cell table:formula="of:=LOG([.E6];2)" office:value-type="float" office:value="22.4160390364911" calcext:value-type="float">
            <text:p>22.4160390364911</text:p>
          </table:table-cell>
          <table:table-cell table:number-columns-repeated="2"/>
          <table:table-cell table:formula="of:=LOG([.H6];2)" office:value-type="float" office:value="17.2520851335826" calcext:value-type="float">
            <text:p>17.2520851335826</text:p>
          </table:table-cell>
          <table:table-cell table:number-columns-repeated="2"/>
          <table:table-cell table:formula="of:=LOG([.K6];2)" office:value-type="float" office:value="21.3011391019449" calcext:value-type="float">
            <text:p>21.3011391019449</text:p>
          </table:table-cell>
          <table:table-cell table:number-columns-repeated="5"/>
          <table:table-cell table:formula="of:=LOG([.Q6];2)" office:value-type="float" office:value="21.194602975158" calcext:value-type="float">
            <text:p>21.19460297515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3"/>
          <table:table-cell office:value-type="string" calcext:value-type="string">
            <text:p>log of N /log of hits</text:p>
          </table:table-cell>
          <table:table-cell table:number-columns-repeated="2"/>
          <table:table-cell office:value-type="string" calcext:value-type="string">
            <text:p>log of N/log of Swaps</text:p>
          </table:table-cell>
          <table:table-cell table:number-columns-repeated="2"/>
          <table:table-cell office:value-type="string" calcext:value-type="string">
            <text:p>log of N/log of compares</text:p>
          </table:table-cell>
          <table:table-cell table:number-columns-repeated="5"/>
          <table:table-cell office:value-type="string" calcext:value-type="string">
            <text:p>log of N/log of copies</text:p>
          </table:table-cell>
        </table:table-row>
        <table:table-row table:style-name="ro1">
          <table:table-cell table:number-columns-repeated="4"/>
          <table:table-cell table:formula="of:=[.E9]/[.B9]" office:value-type="float" office:value="1.35774615914376" calcext:value-type="float">
            <text:p>1.35774615914376</text:p>
          </table:table-cell>
          <table:table-cell table:number-columns-repeated="2"/>
          <table:table-cell table:formula="of:=[.H9]/[.B9]" office:value-type="float" office:value="0.997267299570212" calcext:value-type="float">
            <text:p>0.997267299570212</text:p>
          </table:table-cell>
          <table:table-cell table:number-columns-repeated="2"/>
          <table:table-cell table:formula="of:=[.K9]/[.B9]" office:value-type="float" office:value="1.27115153087107" calcext:value-type="float">
            <text:p>1.27115153087107</text:p>
          </table:table-cell>
          <table:table-cell table:number-columns-repeated="5"/>
          <table:table-cell table:formula="of:=[.B9]/[.Q9]" office:value-type="float" office:value="0.793431547551519" calcext:value-type="float">
            <text:p>0.793431547551519</text:p>
          </table:table-cell>
        </table:table-row>
        <table:table-row table:style-name="ro1">
          <table:table-cell table:number-columns-repeated="4"/>
          <table:table-cell table:formula="of:=[.E10]/[.B10]" office:value-type="float" office:value="1.3399321309524" calcext:value-type="float">
            <text:p>1.3399321309524</text:p>
          </table:table-cell>
          <table:table-cell table:number-columns-repeated="2"/>
          <table:table-cell table:formula="of:=[.H10]/[.B10]" office:value-type="float" office:value="0.997465809964417" calcext:value-type="float">
            <text:p>0.997465809964417</text:p>
          </table:table-cell>
          <table:table-cell table:number-columns-repeated="2"/>
          <table:table-cell table:formula="of:=[.K10]/[.B10]" office:value-type="float" office:value="1.26016057750295" calcext:value-type="float">
            <text:p>1.26016057750295</text:p>
          </table:table-cell>
          <table:table-cell table:number-columns-repeated="5"/>
          <table:table-cell table:formula="of:=[.B10]/[.Q10]" office:value-type="float" office:value="0.799416566085553" calcext:value-type="float">
            <text:p>0.799416566085553</text:p>
          </table:table-cell>
        </table:table-row>
        <table:table-row table:style-name="ro1">
          <table:table-cell table:number-columns-repeated="4"/>
          <table:table-cell table:formula="of:=[.E11]/[.B11]" office:value-type="float" office:value="1.32401452022076" calcext:value-type="float">
            <text:p>1.32401452022076</text:p>
          </table:table-cell>
          <table:table-cell table:number-columns-repeated="2"/>
          <table:table-cell table:formula="of:=[.H11]/[.B11]" office:value-type="float" office:value="0.997863051614507" calcext:value-type="float">
            <text:p>0.997863051614507</text:p>
          </table:table-cell>
          <table:table-cell table:number-columns-repeated="2"/>
          <table:table-cell table:formula="of:=[.K11]/[.B11]" office:value-type="float" office:value="1.25006295901755" calcext:value-type="float">
            <text:p>1.25006295901755</text:p>
          </table:table-cell>
          <table:table-cell table:number-columns-repeated="5"/>
          <table:table-cell table:formula="of:=[.B11]/[.Q11]" office:value-type="float" office:value="0.805118491830958" calcext:value-type="float">
            <text:p>0.805118491830958</text:p>
          </table:table-cell>
        </table:table-row>
        <table:table-row table:style-name="ro1">
          <table:table-cell table:number-columns-repeated="4"/>
          <table:table-cell table:formula="of:=[.E12]/[.B12]" office:value-type="float" office:value="1.30965345401351" calcext:value-type="float">
            <text:p>1.30965345401351</text:p>
          </table:table-cell>
          <table:table-cell table:number-columns-repeated="2"/>
          <table:table-cell table:formula="of:=[.H12]/[.B12]" office:value-type="float" office:value="0.997904507940755" calcext:value-type="float">
            <text:p>0.997904507940755</text:p>
          </table:table-cell>
          <table:table-cell table:number-columns-repeated="2"/>
          <table:table-cell table:formula="of:=[.K12]/[.B12]" office:value-type="float" office:value="1.24075178095577" calcext:value-type="float">
            <text:p>1.24075178095577</text:p>
          </table:table-cell>
          <table:table-cell table:number-columns-repeated="5"/>
          <table:table-cell table:formula="of:=[.B12]/[.Q12]" office:value-type="float" office:value="0.810532860382452" calcext:value-type="float">
            <text:p>0.810532860382452</text:p>
          </table:table-cell>
        </table:table-row>
        <table:table-row table:style-name="ro1">
          <table:table-cell table:number-columns-repeated="4"/>
          <table:table-cell table:formula="of:=[.E13]/[.B13]" office:value-type="float" office:value="1.29664576459568" calcext:value-type="float">
            <text:p>1.29664576459568</text:p>
          </table:table-cell>
          <table:table-cell table:number-columns-repeated="2"/>
          <table:table-cell table:formula="of:=[.H13]/[.B13]" office:value-type="float" office:value="0.997939157872096" calcext:value-type="float">
            <text:p>0.997939157872096</text:p>
          </table:table-cell>
          <table:table-cell table:number-columns-repeated="2"/>
          <table:table-cell table:formula="of:=[.K13]/[.B13]" office:value-type="float" office:value="1.23215487591887" calcext:value-type="float">
            <text:p>1.23215487591887</text:p>
          </table:table-cell>
          <table:table-cell table:number-columns-repeated="5"/>
          <table:table-cell table:formula="of:=[.B13]/[.Q13]" office:value-type="float" office:value="0.815665780567451" calcext:value-type="float">
            <text:p>0.815665780567451</text:p>
          </table:table-cell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formula="of:=8771582.95-[.E6]" office:value-type="float" office:value="3175293.95" calcext:value-type="float">
            <text:p>3175293.95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formula="of:=3362390.6 - [.K6]" office:value-type="float" office:value="778454.25" calcext:value-type="float">
            <text:p>778454.25</text:p>
          </table:table-cell>
          <table:table-cell table:number-columns-repeated="16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formula="of:=1335340.1-[.H6]" office:value-type="float" office:value="1179242.9" calcext:value-type="float">
            <text:p>1179242.9</text:p>
          </table:table-cell>
          <table:table-cell table:number-columns-repeated="16"/>
        </table:table-row>
      </table:table>
      <table:table table:name="Quick" table:style-name="ta1">
        <table:shapes>
          <draw:frame draw:z-index="0" draw:style-name="gr1" draw:text-style-name="P1" svg:width="6.2988in" svg:height="3.5429in" svg:x="9.1697in" svg:y="5.3299in">
            <draw:object draw:notify-on-update-of-ranges="Quick.B8:Quick.B8 Quick.B9:Quick.B13 Quick.E8:Quick.E8 Quick.E9:Quick.E13 Quick.B8:Quick.B8 Quick.B9:Quick.B13 Quick.H8:Quick.H8 Quick.H9:Quick.H13 Quick.B8:Quick.B8 Quick.B9:Quick.B13 Quick.K8:Quick.K8 Quick.K9:Quick.K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14" table:default-cell-style-name="Default"/>
        <table:table-row table:style-name="ro1">
          <table:table-cell table:style-name="ce1" office:value-type="string" calcext:value-type="string">
            <text:p>Qui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trumented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its:Mean</text:p>
          </table:table-cell>
          <table:table-cell table:number-columns-repeated="2"/>
          <table:table-cell office:value-type="string" calcext:value-type="string">
            <text:p>swaps:Mean</text:p>
          </table:table-cell>
          <table:table-cell table:number-columns-repeated="2"/>
          <table:table-cell office:value-type="string" calcext:value-type="string">
            <text:p>compares:Mean</text:p>
          </table:table-cell>
          <table:table-cell table:number-columns-repeated="5"/>
          <table:table-cell office:value-type="string" calcext:value-type="string">
            <text:p>copies:Mean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2.66981" calcext:value-type="float">
            <text:p>182.66981</text:p>
          </table:table-cell>
          <table:table-cell office:value-type="float" office:value="4.778135" calcext:value-type="float">
            <text:p>4.778135</text:p>
          </table:table-cell>
          <table:table-cell office:value-type="float" office:value="411766.5" calcext:value-type="float">
            <text:p>411766.5</text:p>
          </table:table-cell>
          <table:table-cell table:number-columns-repeated="2"/>
          <table:table-cell office:value-type="float" office:value="63220.55" calcext:value-type="float">
            <text:p>63220.55</text:p>
          </table:table-cell>
          <table:table-cell table:number-columns-repeated="2"/>
          <table:table-cell office:value-type="float" office:value="154665.3" calcext:value-type="float">
            <text:p>154665.3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976.847195" calcext:value-type="float">
            <text:p>976.847195</text:p>
          </table:table-cell>
          <table:table-cell office:value-type="float" office:value="7.38463" calcext:value-type="float">
            <text:p>7.38463</text:p>
          </table:table-cell>
          <table:table-cell office:value-type="float" office:value="900165.35" calcext:value-type="float">
            <text:p>900165.35</text:p>
          </table:table-cell>
          <table:table-cell table:number-columns-repeated="2"/>
          <table:table-cell office:value-type="float" office:value="137998" calcext:value-type="float">
            <text:p>137998</text:p>
          </table:table-cell>
          <table:table-cell table:number-columns-repeated="2"/>
          <table:table-cell office:value-type="float" office:value="339710.5" calcext:value-type="float">
            <text:p>339710.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3840.71728" calcext:value-type="float">
            <text:p>3840.71728</text:p>
          </table:table-cell>
          <table:table-cell office:value-type="float" office:value="11.411295" calcext:value-type="float">
            <text:p>11.411295</text:p>
          </table:table-cell>
          <table:table-cell office:value-type="float" office:value="1963801.95" calcext:value-type="float">
            <text:p>1963801.95</text:p>
          </table:table-cell>
          <table:table-cell table:number-columns-repeated="2"/>
          <table:table-cell office:value-type="float" office:value="300398.7" calcext:value-type="float">
            <text:p>300398.7</text:p>
          </table:table-cell>
          <table:table-cell table:number-columns-repeated="2"/>
          <table:table-cell office:value-type="float" office:value="745257.25" calcext:value-type="float">
            <text:p>745257.2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14606.8733" calcext:value-type="float">
            <text:p>14606.8733</text:p>
          </table:table-cell>
          <table:table-cell office:value-type="float" office:value="22.935965" calcext:value-type="float">
            <text:p>22.935965</text:p>
          </table:table-cell>
          <table:table-cell office:value-type="float" office:value="4176717.85" calcext:value-type="float">
            <text:p>4176717.85</text:p>
          </table:table-cell>
          <table:table-cell table:number-columns-repeated="2"/>
          <table:table-cell office:value-type="float" office:value="639662.8" calcext:value-type="float">
            <text:p>639662.8</text:p>
          </table:table-cell>
          <table:table-cell table:number-columns-repeated="2"/>
          <table:table-cell office:value-type="float" office:value="1584255.95" calcext:value-type="float">
            <text:p>1584255.9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56792.467115" calcext:value-type="float">
            <text:p>56792.467115</text:p>
          </table:table-cell>
          <table:table-cell office:value-type="float" office:value="37.061635" calcext:value-type="float">
            <text:p>37.061635</text:p>
          </table:table-cell>
          <table:table-cell office:value-type="float" office:value="8771582.95" calcext:value-type="float">
            <text:p>8771582.95</text:p>
          </table:table-cell>
          <table:table-cell table:number-columns-repeated="2"/>
          <table:table-cell office:value-type="float" office:value="1335340.1" calcext:value-type="float">
            <text:p>1335340.1</text:p>
          </table:table-cell>
          <table:table-cell table:number-columns-repeated="2"/>
          <table:table-cell office:value-type="float" office:value="3362390.6" calcext:value-type="float">
            <text:p>3362390.6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og base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trumented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its:Mean</text:p>
          </table:table-cell>
          <table:table-cell table:number-columns-repeated="2"/>
          <table:table-cell office:value-type="string" calcext:value-type="string">
            <text:p>swaps:Mean</text:p>
          </table:table-cell>
          <table:table-cell table:number-columns-repeated="2"/>
          <table:table-cell office:value-type="string" calcext:value-type="string">
            <text:p>compares:Mean</text:p>
          </table:table-cell>
          <table:table-cell table:number-columns-repeated="5"/>
          <table:table-cell office:value-type="string" calcext:value-type="string">
            <text:p>copies:Mean</text:p>
          </table:table-cell>
        </table:table-row>
        <table:table-row table:style-name="ro1">
          <table:table-cell/>
          <table:table-cell table:formula="of:=LOG([.B2];2)" office:value-type="float" office:value="13.2877123795495" calcext:value-type="float">
            <text:p>13.2877123795495</text:p>
          </table:table-cell>
          <table:table-cell/>
          <table:table-cell table:formula="of:=LOG([.D2];2)" office:value-type="float" office:value="2.25644761584512" calcext:value-type="float">
            <text:p>2.25644761584512</text:p>
          </table:table-cell>
          <table:table-cell table:formula="of:=LOG([.E2];2)" office:value-type="float" office:value="18.6514669361461" calcext:value-type="float">
            <text:p>18.6514669361461</text:p>
          </table:table-cell>
          <table:table-cell table:number-columns-repeated="2"/>
          <table:table-cell table:formula="of:=LOG([.H2];2)" office:value-type="float" office:value="15.9481059658646" calcext:value-type="float">
            <text:p>15.9481059658646</text:p>
          </table:table-cell>
          <table:table-cell table:number-columns-repeated="2"/>
          <table:table-cell table:formula="of:=LOG([.K2];2)" office:value-type="float" office:value="17.2387900310603" calcext:value-type="float">
            <text:p>17.2387900310603</text:p>
          </table:table-cell>
          <table:table-cell table:number-columns-repeated="5"/>
          <table:table-cell table:formula="of:=LOG([.Q2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3];2)" office:value-type="float" office:value="14.2877123795494" calcext:value-type="float">
            <text:p>14.2877123795494</text:p>
          </table:table-cell>
          <table:table-cell/>
          <table:table-cell table:formula="of:=LOG([.D3];2)" office:value-type="float" office:value="2.88452563791117" calcext:value-type="float">
            <text:p>2.88452563791117</text:p>
          </table:table-cell>
          <table:table-cell table:formula="of:=LOG([.E3];2)" office:value-type="float" office:value="19.7798305066728" calcext:value-type="float">
            <text:p>19.7798305066728</text:p>
          </table:table-cell>
          <table:table-cell table:number-columns-repeated="2"/>
          <table:table-cell table:formula="of:=LOG([.H3];2)" office:value-type="float" office:value="17.074287832665" calcext:value-type="float">
            <text:p>17.074287832665</text:p>
          </table:table-cell>
          <table:table-cell table:number-columns-repeated="2"/>
          <table:table-cell table:formula="of:=LOG([.K3];2)" office:value-type="float" office:value="18.3739462851291" calcext:value-type="float">
            <text:p>18.3739462851291</text:p>
          </table:table-cell>
          <table:table-cell table:number-columns-repeated="5"/>
          <table:table-cell table:formula="of:=LOG([.Q3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4];2)" office:value-type="float" office:value="15.2877123795494" calcext:value-type="float">
            <text:p>15.2877123795494</text:p>
          </table:table-cell>
          <table:table-cell/>
          <table:table-cell table:formula="of:=LOG([.D4];2)" office:value-type="float" office:value="3.51239061868428" calcext:value-type="float">
            <text:p>3.51239061868428</text:p>
          </table:table-cell>
          <table:table-cell table:formula="of:=LOG([.E4];2)" office:value-type="float" office:value="20.9052180100969" calcext:value-type="float">
            <text:p>20.9052180100969</text:p>
          </table:table-cell>
          <table:table-cell table:number-columns-repeated="2"/>
          <table:table-cell table:formula="of:=LOG([.H4];2)" office:value-type="float" office:value="18.1965190439214" calcext:value-type="float">
            <text:p>18.1965190439214</text:p>
          </table:table-cell>
          <table:table-cell table:number-columns-repeated="2"/>
          <table:table-cell table:formula="of:=LOG([.K4];2)" office:value-type="float" office:value="19.507378979525" calcext:value-type="float">
            <text:p>19.507378979525</text:p>
          </table:table-cell>
          <table:table-cell table:number-columns-repeated="5"/>
          <table:table-cell table:formula="of:=LOG([.Q4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5];2)" office:value-type="float" office:value="16.2877123795495" calcext:value-type="float">
            <text:p>16.2877123795495</text:p>
          </table:table-cell>
          <table:table-cell/>
          <table:table-cell table:formula="of:=LOG([.D5];2)" office:value-type="float" office:value="4.51953970304526" calcext:value-type="float">
            <text:p>4.51953970304526</text:p>
          </table:table-cell>
          <table:table-cell table:formula="of:=LOG([.E5];2)" office:value-type="float" office:value="21.9939382576766" calcext:value-type="float">
            <text:p>21.9939382576766</text:p>
          </table:table-cell>
          <table:table-cell table:number-columns-repeated="2"/>
          <table:table-cell table:formula="of:=LOG([.H5];2)" office:value-type="float" office:value="19.2869520592853" calcext:value-type="float">
            <text:p>19.2869520592853</text:p>
          </table:table-cell>
          <table:table-cell table:number-columns-repeated="2"/>
          <table:table-cell table:formula="of:=LOG([.K5];2)" office:value-type="float" office:value="20.5953740032049" calcext:value-type="float">
            <text:p>20.5953740032049</text:p>
          </table:table-cell>
          <table:table-cell table:number-columns-repeated="5"/>
          <table:table-cell table:formula="of:=LOG([.Q5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6];2)" office:value-type="float" office:value="17.2877123795495" calcext:value-type="float">
            <text:p>17.2877123795495</text:p>
          </table:table-cell>
          <table:table-cell/>
          <table:table-cell table:formula="of:=LOG([.D6];2)" office:value-type="float" office:value="5.2118546231592" calcext:value-type="float">
            <text:p>5.2118546231592</text:p>
          </table:table-cell>
          <table:table-cell table:formula="of:=LOG([.E6];2)" office:value-type="float" office:value="23.0644057891936" calcext:value-type="float">
            <text:p>23.0644057891936</text:p>
          </table:table-cell>
          <table:table-cell table:number-columns-repeated="2"/>
          <table:table-cell table:formula="of:=LOG([.H6];2)" office:value-type="float" office:value="20.3487758004464" calcext:value-type="float">
            <text:p>20.3487758004464</text:p>
          </table:table-cell>
          <table:table-cell table:number-columns-repeated="2"/>
          <table:table-cell table:formula="of:=LOG([.K6];2)" office:value-type="float" office:value="21.6810558976908" calcext:value-type="float">
            <text:p>21.6810558976908</text:p>
          </table:table-cell>
          <table:table-cell table:number-columns-repeated="5"/>
          <table:table-cell table:formula="of:=LOG([.Q6];2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3"/>
          <table:table-cell office:value-type="string" calcext:value-type="string">
            <text:p>log of N /log of hits</text:p>
          </table:table-cell>
          <table:table-cell table:number-columns-repeated="2"/>
          <table:table-cell office:value-type="string" calcext:value-type="string">
            <text:p>log of N/log of Swaps</text:p>
          </table:table-cell>
          <table:table-cell table:number-columns-repeated="2"/>
          <table:table-cell office:value-type="string" calcext:value-type="string">
            <text:p>log of N/log of compares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]/[.B9]" office:value-type="float" office:value="1.40366275272874" calcext:value-type="float">
            <text:p>1.40366275272874</text:p>
          </table:table-cell>
          <table:table-cell table:number-columns-repeated="2"/>
          <table:table-cell table:formula="of:=[.H9]/[.E9]" office:value-type="float" office:value="0.855059069641196" calcext:value-type="float">
            <text:p>0.855059069641196</text:p>
          </table:table-cell>
          <table:table-cell table:number-columns-repeated="2"/>
          <table:table-cell table:formula="of:=[.K9]/[.B9]" office:value-type="float" office:value="1.29734822207559" calcext:value-type="float">
            <text:p>1.29734822207559</text:p>
          </table:table-cell>
          <table:table-cell table:number-columns-repeated="5"/>
          <table:table-cell table:formula="of:=[.Q10]/[.Q9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0]/[.B10]" office:value-type="float" office:value="1.38439450495829" calcext:value-type="float">
            <text:p>1.38439450495829</text:p>
          </table:table-cell>
          <table:table-cell table:number-columns-repeated="2"/>
          <table:table-cell table:formula="of:=[.H10]/[.E10]" office:value-type="float" office:value="0.863217095156854" calcext:value-type="float">
            <text:p>0.863217095156854</text:p>
          </table:table-cell>
          <table:table-cell table:number-columns-repeated="2"/>
          <table:table-cell table:formula="of:=[.K10]/[.B10]" office:value-type="float" office:value="1.28599637205942" calcext:value-type="float">
            <text:p>1.28599637205942</text:p>
          </table:table-cell>
          <table:table-cell table:number-columns-repeated="5"/>
          <table:table-cell table:formula="of:=[.Q11]/[.Q10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1]/[.B11]" office:value-type="float" office:value="1.36745233629997" calcext:value-type="float">
            <text:p>1.36745233629997</text:p>
          </table:table-cell>
          <table:table-cell table:number-columns-repeated="2"/>
          <table:table-cell table:formula="of:=[.H11]/[.E11]" office:value-type="float" office:value="0.870429527935697" calcext:value-type="float">
            <text:p>0.870429527935697</text:p>
          </table:table-cell>
          <table:table-cell table:number-columns-repeated="2"/>
          <table:table-cell table:formula="of:=[.K11]/[.B11]" office:value-type="float" office:value="1.27601687520104" calcext:value-type="float">
            <text:p>1.27601687520104</text:p>
          </table:table-cell>
          <table:table-cell table:number-columns-repeated="5"/>
          <table:table-cell table:formula="of:=[.Q12]/[.Q11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2]/[.B12]" office:value-type="float" office:value="1.35033930764223" calcext:value-type="float">
            <text:p>1.35033930764223</text:p>
          </table:table-cell>
          <table:table-cell table:number-columns-repeated="2"/>
          <table:table-cell table:formula="of:=[.H12]/[.E12]" office:value-type="float" office:value="0.876921260454733" calcext:value-type="float">
            <text:p>0.876921260454733</text:p>
          </table:table-cell>
          <table:table-cell table:number-columns-repeated="2"/>
          <table:table-cell table:formula="of:=[.K12]/[.B12]" office:value-type="float" office:value="1.26447309009853" calcext:value-type="float">
            <text:p>1.26447309009853</text:p>
          </table:table-cell>
          <table:table-cell table:number-columns-repeated="5"/>
          <table:table-cell table:formula="of:=[.Q13]/[.Q12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3]/[.B13]" office:value-type="float" office:value="1.33415024977381" calcext:value-type="float">
            <text:p>1.33415024977381</text:p>
          </table:table-cell>
          <table:table-cell table:number-columns-repeated="2"/>
          <table:table-cell table:formula="of:=[.H13]/[.E13]" office:value-type="float" office:value="0.882258835819668" calcext:value-type="float">
            <text:p>0.882258835819668</text:p>
          </table:table-cell>
          <table:table-cell table:number-columns-repeated="2"/>
          <table:table-cell table:formula="of:=[.K13]/[.B13]" office:value-type="float" office:value="1.25413099325614" calcext:value-type="float">
            <text:p>1.25413099325614</text:p>
          </table:table-cell>
          <table:table-cell table:number-columns-repeated="6"/>
        </table:table-row>
      </table:table>
      <table:table table:name="Heap" table:style-name="ta1">
        <table:shapes>
          <draw:frame draw:z-index="0" draw:style-name="gr1" draw:text-style-name="P1" svg:width="6.2988in" svg:height="3.5429in" svg:x="9.226in" svg:y="5.6646in">
            <draw:object draw:notify-on-update-of-ranges="Heap.B8:Heap.B8 Heap.B9:Heap.B13 Heap.D8:Heap.D8 Heap.D9:Heap.D13 Heap.B8:Heap.B8 Heap.B9:Heap.B13 Heap.E8:Heap.E8 Heap.E9:Heap.E13 Heap.B8:Heap.B8 Heap.B9:Heap.B13 Heap.H8:Heap.H8 Heap.H9:Heap.H13 Heap.B8:Heap.B8 Heap.B9:Heap.B13 Heap.K8:Heap.K8 Heap.K9:Heap.K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number-columns-repeated="4" table:default-cell-style-name="Default"/>
        <table:table-column table:style-name="co17" table:default-cell-style-name="Default"/>
        <table:table-column table:style-name="co15" table:number-columns-repeated="12" table:default-cell-style-name="Default"/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hits:Mean</text:p>
          </table:table-cell>
          <table:table-cell table:number-columns-repeated="2"/>
          <table:table-cell office:value-type="string" calcext:value-type="string">
            <text:p>swaps:Mean</text:p>
          </table:table-cell>
          <table:table-cell table:number-columns-repeated="2"/>
          <table:table-cell office:value-type="string" calcext:value-type="string">
            <text:p>compares:Mean</text:p>
          </table:table-cell>
          <table:table-cell table:number-columns-repeated="5"/>
          <table:table-cell office:value-type="string" calcext:value-type="string">
            <text:p>copies:Mean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76.389005" calcext:value-type="float">
            <text:p>276.389005</text:p>
          </table:table-cell>
          <table:table-cell office:value-type="float" office:value="7.000385" calcext:value-type="float">
            <text:p>7.000385</text:p>
          </table:table-cell>
          <table:table-cell office:value-type="float" office:value="967562.3" calcext:value-type="float">
            <text:p>967562.3</text:p>
          </table:table-cell>
          <table:table-cell table:number-columns-repeated="2"/>
          <table:table-cell office:value-type="float" office:value="124201.05" calcext:value-type="float">
            <text:p>124201.05</text:p>
          </table:table-cell>
          <table:table-cell table:number-columns-repeated="2"/>
          <table:table-cell office:value-type="float" office:value="235379.05" calcext:value-type="float">
            <text:p>235379.0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273.597455" calcext:value-type="float">
            <text:p>1273.597455</text:p>
          </table:table-cell>
          <table:table-cell office:value-type="float" office:value="7.173315" calcext:value-type="float">
            <text:p>7.173315</text:p>
          </table:table-cell>
          <table:table-cell office:value-type="float" office:value="2094945" calcext:value-type="float">
            <text:p>2094945</text:p>
          </table:table-cell>
          <table:table-cell table:number-columns-repeated="2"/>
          <table:table-cell office:value-type="float" office:value="268386.65" calcext:value-type="float">
            <text:p>268386.65</text:p>
          </table:table-cell>
          <table:table-cell table:number-columns-repeated="2"/>
          <table:table-cell office:value-type="float" office:value="510699.2" calcext:value-type="float">
            <text:p>510699.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5794.535315" calcext:value-type="float">
            <text:p>5794.535315</text:p>
          </table:table-cell>
          <table:table-cell office:value-type="float" office:value="18.12175" calcext:value-type="float">
            <text:p>18.12175</text:p>
          </table:table-cell>
          <table:table-cell office:value-type="float" office:value="4510364.7" calcext:value-type="float">
            <text:p>4510364.7</text:p>
          </table:table-cell>
          <table:table-cell table:number-columns-repeated="2"/>
          <table:table-cell office:value-type="float" office:value="576813.95" calcext:value-type="float">
            <text:p>576813.95</text:p>
          </table:table-cell>
          <table:table-cell table:number-columns-repeated="2"/>
          <table:table-cell office:value-type="float" office:value="1101554.45" calcext:value-type="float">
            <text:p>1101554.4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24789.20509" calcext:value-type="float">
            <text:p>24789.20509</text:p>
          </table:table-cell>
          <table:table-cell office:value-type="float" office:value="31.019715" calcext:value-type="float">
            <text:p>31.019715</text:p>
          </table:table-cell>
          <table:table-cell office:value-type="float" office:value="9660301.6" calcext:value-type="float">
            <text:p>9660301.6</text:p>
          </table:table-cell>
          <table:table-cell table:number-columns-repeated="2"/>
          <table:table-cell office:value-type="float" office:value="1233580.9" calcext:value-type="float">
            <text:p>1233580.9</text:p>
          </table:table-cell>
          <table:table-cell table:number-columns-repeated="2"/>
          <table:table-cell office:value-type="float" office:value="2362989" calcext:value-type="float">
            <text:p>2362989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office:value-type="float" office:value="98634.64238" calcext:value-type="float">
            <text:p>98634.64238</text:p>
          </table:table-cell>
          <table:table-cell office:value-type="float" office:value="55.86015" calcext:value-type="float">
            <text:p>55.86015</text:p>
          </table:table-cell>
          <table:table-cell office:value-type="float" office:value="20600215.1" calcext:value-type="float">
            <text:p>20600215.1</text:p>
          </table:table-cell>
          <table:table-cell table:number-columns-repeated="2"/>
          <table:table-cell office:value-type="float" office:value="2627110.6" calcext:value-type="float">
            <text:p>2627110.6</text:p>
          </table:table-cell>
          <table:table-cell table:number-columns-repeated="2"/>
          <table:table-cell office:value-type="float" office:value="5045886.35" calcext:value-type="float">
            <text:p>5045886.3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og base 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hits:Mean</text:p>
          </table:table-cell>
          <table:table-cell table:number-columns-repeated="2"/>
          <table:table-cell office:value-type="string" calcext:value-type="string">
            <text:p>swaps:Mean</text:p>
          </table:table-cell>
          <table:table-cell table:number-columns-repeated="2"/>
          <table:table-cell office:value-type="string" calcext:value-type="string">
            <text:p>compares:Mean</text:p>
          </table:table-cell>
          <table:table-cell table:number-columns-repeated="5"/>
          <table:table-cell office:value-type="string" calcext:value-type="string">
            <text:p>copies:Mean</text:p>
          </table:table-cell>
        </table:table-row>
        <table:table-row table:style-name="ro1">
          <table:table-cell/>
          <table:table-cell table:formula="of:=LOG([.B2];2)" office:value-type="float" office:value="13.2877123795495" calcext:value-type="float">
            <text:p>13.2877123795495</text:p>
          </table:table-cell>
          <table:table-cell/>
          <table:table-cell table:formula="of:=LOG([.D2];2)" office:value-type="float" office:value="2.80743426810286" calcext:value-type="float">
            <text:p>2.80743426810286</text:p>
          </table:table-cell>
          <table:table-cell table:formula="of:=LOG([.E2];2)" office:value-type="float" office:value="19.8839950318255" calcext:value-type="float">
            <text:p>19.8839950318255</text:p>
          </table:table-cell>
          <table:table-cell table:number-columns-repeated="2"/>
          <table:table-cell table:formula="of:=LOG([.H2];2)" office:value-type="float" office:value="16.9223178446409" calcext:value-type="float">
            <text:p>16.9223178446409</text:p>
          </table:table-cell>
          <table:table-cell table:number-columns-repeated="2"/>
          <table:table-cell table:formula="of:=LOG([.K2];2)" office:value-type="float" office:value="17.8446263929179" calcext:value-type="float">
            <text:p>17.8446263929179</text:p>
          </table:table-cell>
          <table:table-cell table:number-columns-repeated="5"/>
          <table:table-cell table:formula="of:=LOG([.R2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3];2)" office:value-type="float" office:value="14.2877123795494" calcext:value-type="float">
            <text:p>14.2877123795494</text:p>
          </table:table-cell>
          <table:table-cell/>
          <table:table-cell table:formula="of:=LOG([.D3];2)" office:value-type="float" office:value="2.84263998487075" calcext:value-type="float">
            <text:p>2.84263998487075</text:p>
          </table:table-cell>
          <table:table-cell table:formula="of:=LOG([.E3];2)" office:value-type="float" office:value="20.9984809377028" calcext:value-type="float">
            <text:p>20.9984809377028</text:p>
          </table:table-cell>
          <table:table-cell table:number-columns-repeated="2"/>
          <table:table-cell table:formula="of:=LOG([.H3];2)" office:value-type="float" office:value="18.0339533857" calcext:value-type="float">
            <text:p>18.0339533857</text:p>
          </table:table-cell>
          <table:table-cell table:number-columns-repeated="2"/>
          <table:table-cell table:formula="of:=LOG([.K3];2)" office:value-type="float" office:value="18.9621142735362" calcext:value-type="float">
            <text:p>18.9621142735362</text:p>
          </table:table-cell>
          <table:table-cell table:number-columns-repeated="5"/>
          <table:table-cell table:formula="of:=LOG([.R3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4];2)" office:value-type="float" office:value="15.2877123795494" calcext:value-type="float">
            <text:p>15.2877123795494</text:p>
          </table:table-cell>
          <table:table-cell/>
          <table:table-cell table:formula="of:=LOG([.D4];2)" office:value-type="float" office:value="4.17965037667399" calcext:value-type="float">
            <text:p>4.17965037667399</text:p>
          </table:table-cell>
          <table:table-cell table:formula="of:=LOG([.E4];2)" office:value-type="float" office:value="22.1048126612547" calcext:value-type="float">
            <text:p>22.1048126612547</text:p>
          </table:table-cell>
          <table:table-cell table:number-columns-repeated="2"/>
          <table:table-cell table:formula="of:=LOG([.H4];2)" office:value-type="float" office:value="19.1377465304033" calcext:value-type="float">
            <text:p>19.1377465304033</text:p>
          </table:table-cell>
          <table:table-cell table:number-columns-repeated="2"/>
          <table:table-cell table:formula="of:=LOG([.K4];2)" office:value-type="float" office:value="20.0711093787556" calcext:value-type="float">
            <text:p>20.0711093787556</text:p>
          </table:table-cell>
          <table:table-cell table:number-columns-repeated="5"/>
          <table:table-cell table:formula="of:=LOG([.R4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5];2)" office:value-type="float" office:value="16.2877123795495" calcext:value-type="float">
            <text:p>16.2877123795495</text:p>
          </table:table-cell>
          <table:table-cell/>
          <table:table-cell table:formula="of:=LOG([.D5];2)" office:value-type="float" office:value="4.95511352626538" calcext:value-type="float">
            <text:p>4.95511352626538</text:p>
          </table:table-cell>
          <table:table-cell table:formula="of:=LOG([.E5];2)" office:value-type="float" office:value="23.2036368008316" calcext:value-type="float">
            <text:p>23.2036368008316</text:p>
          </table:table-cell>
          <table:table-cell table:number-columns-repeated="2"/>
          <table:table-cell table:formula="of:=LOG([.H5];2)" office:value-type="float" office:value="20.2344209020693" calcext:value-type="float">
            <text:p>20.2344209020693</text:p>
          </table:table-cell>
          <table:table-cell table:number-columns-repeated="2"/>
          <table:table-cell table:formula="of:=LOG([.K5];2)" office:value-type="float" office:value="21.1721814827314" calcext:value-type="float">
            <text:p>21.1721814827314</text:p>
          </table:table-cell>
          <table:table-cell table:number-columns-repeated="5"/>
          <table:table-cell table:formula="of:=LOG([.R5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table:formula="of:=LOG([.B6];2)" office:value-type="float" office:value="17.2877123795495" calcext:value-type="float">
            <text:p>17.2877123795495</text:p>
          </table:table-cell>
          <table:table-cell/>
          <table:table-cell table:formula="of:=LOG([.D6];2)" office:value-type="float" office:value="5.80374754254686" calcext:value-type="float">
            <text:p>5.80374754254686</text:p>
          </table:table-cell>
          <table:table-cell table:formula="of:=LOG([.E6];2)" office:value-type="float" office:value="24.2961560657988" calcext:value-type="float">
            <text:p>24.2961560657988</text:p>
          </table:table-cell>
          <table:table-cell table:number-columns-repeated="2"/>
          <table:table-cell table:formula="of:=LOG([.H6];2)" office:value-type="float" office:value="21.3250455077907" calcext:value-type="float">
            <text:p>21.3250455077907</text:p>
          </table:table-cell>
          <table:table-cell table:number-columns-repeated="2"/>
          <table:table-cell table:formula="of:=LOG([.K6];2)" office:value-type="float" office:value="22.2666762817545" calcext:value-type="float">
            <text:p>22.2666762817545</text:p>
          </table:table-cell>
          <table:table-cell table:number-columns-repeated="5"/>
          <table:table-cell table:formula="of:=LOG([.R6];2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3"/>
          <table:table-cell office:value-type="string" calcext:value-type="string">
            <text:p>log of N /log of hits</text:p>
          </table:table-cell>
          <table:table-cell table:number-columns-repeated="2"/>
          <table:table-cell office:value-type="string" calcext:value-type="string">
            <text:p>log of N/log of Swaps</text:p>
          </table:table-cell>
          <table:table-cell table:number-columns-repeated="2"/>
          <table:table-cell office:value-type="string" calcext:value-type="string">
            <text:p>log of N/log of compares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]/[.B9]" office:value-type="float" office:value="1.49641973455326" calcext:value-type="float">
            <text:p>1.49641973455326</text:p>
          </table:table-cell>
          <table:table-cell table:number-columns-repeated="2"/>
          <table:table-cell table:formula="of:=[.H9]/[.B9]" office:value-type="float" office:value="1.27353131684919" calcext:value-type="float">
            <text:p>1.27353131684919</text:p>
          </table:table-cell>
          <table:table-cell table:number-columns-repeated="2"/>
          <table:table-cell table:formula="of:=[.K9]/[.B9]" office:value-type="float" office:value="1.34294195142136" calcext:value-type="float">
            <text:p>1.34294195142136</text:p>
          </table:table-cell>
          <table:table-cell table:number-columns-repeated="5"/>
          <table:table-cell table:formula="of:=[.Q10]/[.Q9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0]/[.B10]" office:value-type="float" office:value="1.46968810540719" calcext:value-type="float">
            <text:p>1.46968810540719</text:p>
          </table:table-cell>
          <table:table-cell table:number-columns-repeated="2"/>
          <table:table-cell table:formula="of:=[.H10]/[.B10]" office:value-type="float" office:value="1.26220019738868" calcext:value-type="float">
            <text:p>1.26220019738868</text:p>
          </table:table-cell>
          <table:table-cell table:number-columns-repeated="2"/>
          <table:table-cell table:formula="of:=[.K10]/[.B10]" office:value-type="float" office:value="1.32716237350056" calcext:value-type="float">
            <text:p>1.32716237350056</text:p>
          </table:table-cell>
          <table:table-cell table:number-columns-repeated="5"/>
          <table:table-cell table:formula="of:=[.Q11]/[.Q10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1]/[.B11]" office:value-type="float" office:value="1.44592023400601" calcext:value-type="float">
            <text:p>1.44592023400601</text:p>
          </table:table-cell>
          <table:table-cell table:number-columns-repeated="2"/>
          <table:table-cell table:formula="of:=[.H11]/[.B11]" office:value-type="float" office:value="1.25183847362304" calcext:value-type="float">
            <text:p>1.25183847362304</text:p>
          </table:table-cell>
          <table:table-cell table:number-columns-repeated="2"/>
          <table:table-cell table:formula="of:=[.K11]/[.B11]" office:value-type="float" office:value="1.31289161389541" calcext:value-type="float">
            <text:p>1.31289161389541</text:p>
          </table:table-cell>
          <table:table-cell table:number-columns-repeated="5"/>
          <table:table-cell table:formula="of:=[.Q12]/[.Q11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2]/[.B12]" office:value-type="float" office:value="1.42460993048758" calcext:value-type="float">
            <text:p>1.42460993048758</text:p>
          </table:table-cell>
          <table:table-cell table:number-columns-repeated="2"/>
          <table:table-cell table:formula="of:=[.H12]/[.B12]" office:value-type="float" office:value="1.24231202212751" calcext:value-type="float">
            <text:p>1.24231202212751</text:p>
          </table:table-cell>
          <table:table-cell table:number-columns-repeated="2"/>
          <table:table-cell table:formula="of:=[.K12]/[.B12]" office:value-type="float" office:value="1.2998867483266" calcext:value-type="float">
            <text:p>1.2998867483266</text:p>
          </table:table-cell>
          <table:table-cell table:number-columns-repeated="5"/>
          <table:table-cell table:formula="of:=[.Q13]/[.Q12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4"/>
          <table:table-cell table:formula="of:=[.E13]/[.B13]" office:value-type="float" office:value="1.40540029428879" calcext:value-type="float">
            <text:p>1.40540029428879</text:p>
          </table:table-cell>
          <table:table-cell table:number-columns-repeated="2"/>
          <table:table-cell table:formula="of:=[.H13]/[.B13]" office:value-type="float" office:value="1.23353773128579" calcext:value-type="float">
            <text:p>1.23353773128579</text:p>
          </table:table-cell>
          <table:table-cell table:number-columns-repeated="2"/>
          <table:table-cell table:formula="of:=[.K13]/[.B13]" office:value-type="float" office:value="1.28800594276979" calcext:value-type="float">
            <text:p>1.28800594276979</text:p>
          </table:table-cell>
          <table:table-cell table:number-columns-repeated="6"/>
        </table:table-row>
        <table:table-row table:style-name="ro1" table:number-rows-repeated="37">
          <table:table-cell table:number-columns-repeated="17"/>
        </table:table-row>
        <table:table-row table:style-name="ro1">
          <table:table-cell table:number-columns-repeated="10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2T21:43:54.870000000</dc:date>
    <meta:editing-duration>PT2H15M8S</meta:editing-duration>
    <meta:editing-cycles>13</meta:editing-cycles>
    <meta:generator>LibreOffice/7.4.5.1$Windows_X86_64 LibreOffice_project/9c0871452b3918c1019dde9bfac75448afc4b57f</meta:generator>
    <meta:document-statistic meta:table-count="3" meta:cell-count="31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47cm" style:legend-expansion="high" chart:style-name="ch2"/>
        <chart:plot-area chart:style-name="ch3" table:cell-range-address="MergeBenchMark.B8:MergeBenchMark.B13 MergeBenchMark.E8:MergeBenchMark.E13 MergeBenchMark.H8:MergeBenchMark.H13 MergeBenchMark.K8:MergeBenchMark.K13 MergeBenchMark.Q8:MergeBenchMark.Q13" chart:data-source-has-labels="row" svg:x="0.32cm" svg:y="0.18cm" svg:width="11.476cm" svg:height="8.64cm">
          <chart:coordinate-region svg:x="0.959cm" svg:y="0.375cm" svg:width="10.64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rgeBenchMark.E9:MergeBenchMark.E13" chart:label-cell-address="MergeBenchMark.E8:MergeBenchMark.E8" chart:class="chart:scatter">
            <chart:domain table:cell-range-address="MergeBenchMark.B9:MergeBenchMark.B13"/>
            <chart:data-point chart:repeated="5"/>
          </chart:series>
          <chart:series chart:style-name="ch8" chart:values-cell-range-address="MergeBenchMark.H9:MergeBenchMark.H13" chart:label-cell-address="MergeBenchMark.H8:MergeBenchMark.H8" chart:class="chart:scatter">
            <chart:data-point chart:repeated="5"/>
          </chart:series>
          <chart:series chart:style-name="ch9" chart:values-cell-range-address="MergeBenchMark.K9:MergeBenchMark.K13" chart:label-cell-address="MergeBenchMark.K8:MergeBenchMark.K8" chart:class="chart:scatter">
            <chart:data-point chart:repeated="5"/>
          </chart:series>
          <chart:series chart:style-name="ch10" chart:values-cell-range-address="MergeBenchMark.Q9:MergeBenchMark.Q13" chart:label-cell-address="MergeBenchMark.Q8:MergeBenchMark.Q8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its:Mean</text:p>
                <draw:g>
                  <svg:desc>MergeBenchMark.E8:MergeBenchMark.E8</svg:desc>
                </draw:g>
              </table:table-cell>
              <table:table-cell office:value-type="string">
                <text:p>swaps:Mean</text:p>
                <draw:g>
                  <svg:desc>MergeBenchMark.H8:MergeBenchMark.H8</svg:desc>
                </draw:g>
              </table:table-cell>
              <table:table-cell office:value-type="string">
                <text:p>compares:Mean</text:p>
                <draw:g>
                  <svg:desc>MergeBenchMark.K8:MergeBenchMark.K8</svg:desc>
                </draw:g>
              </table:table-cell>
              <table:table-cell office:value-type="string">
                <text:p>copies:Mean</text:p>
                <draw:g>
                  <svg:desc>MergeBenchMark.Q8:MergeBenchMark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877123795495">
                <text:p>13.2877123795495</text:p>
                <draw:g>
                  <svg:desc>MergeBenchMark.B9:MergeBenchMark.B13</svg:desc>
                </draw:g>
              </table:table-cell>
              <table:table-cell office:value-type="float" office:value="18.0413404471403">
                <text:p>18.0413404471403</text:p>
                <draw:g>
                  <svg:desc>MergeBenchMark.E9:MergeBenchMark.E13</svg:desc>
                </draw:g>
              </table:table-cell>
              <table:table-cell office:value-type="float" office:value="13.251401042219">
                <text:p>13.251401042219</text:p>
                <draw:g>
                  <svg:desc>MergeBenchMark.H9:MergeBenchMark.H13</svg:desc>
                </draw:g>
              </table:table-cell>
              <table:table-cell office:value-type="float" office:value="16.8906959330388">
                <text:p>16.8906959330388</text:p>
                <draw:g>
                  <svg:desc>MergeBenchMark.K9:MergeBenchMark.K13</svg:desc>
                </draw:g>
              </table:table-cell>
              <table:table-cell office:value-type="float" office:value="16.7471439981867">
                <text:p>16.7471439981867</text:p>
                <draw:g>
                  <svg:desc>MergeBenchMark.Q9:MergeBenchMark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877123795494">
                <text:p>14.2877123795494</text:p>
              </table:table-cell>
              <table:table-cell office:value-type="float" office:value="19.1445648951647">
                <text:p>19.1445648951647</text:p>
              </table:table-cell>
              <table:table-cell office:value-type="float" office:value="14.2515046012059">
                <text:p>14.2515046012059</text:p>
              </table:table-cell>
              <table:table-cell office:value-type="float" office:value="18.0048118834091">
                <text:p>18.0048118834091</text:p>
              </table:table-cell>
              <table:table-cell office:value-type="float" office:value="17.8726748802706">
                <text:p>17.872674880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877123795494">
                <text:p>15.2877123795494</text:p>
              </table:table-cell>
              <table:table-cell office:value-type="float" office:value="20.2411531714821">
                <text:p>20.2411531714821</text:p>
              </table:table-cell>
              <table:table-cell office:value-type="float" office:value="15.2550433272621">
                <text:p>15.2550433272621</text:p>
              </table:table-cell>
              <table:table-cell office:value-type="float" office:value="19.1106029737888">
                <text:p>19.1106029737888</text:p>
              </table:table-cell>
              <table:table-cell office:value-type="float" office:value="18.9881520976905">
                <text:p>18.9881520976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2877123795495">
                <text:p>16.2877123795495</text:p>
              </table:table-cell>
              <table:table-cell office:value-type="float" office:value="21.3312587758555">
                <text:p>21.3312587758555</text:p>
              </table:table-cell>
              <table:table-cell office:value-type="float" office:value="16.2535816075948">
                <text:p>16.2535816075948</text:p>
              </table:table-cell>
              <table:table-cell office:value-type="float" office:value="20.2090081426213">
                <text:p>20.2090081426213</text:p>
              </table:table-cell>
              <table:table-cell office:value-type="float" office:value="20.0950673016071">
                <text:p>20.0950673016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877123795495">
                <text:p>17.2877123795495</text:p>
              </table:table-cell>
              <table:table-cell office:value-type="float" office:value="22.4160390364911">
                <text:p>22.4160390364911</text:p>
              </table:table-cell>
              <table:table-cell office:value-type="float" office:value="17.2520851335826">
                <text:p>17.2520851335826</text:p>
              </table:table-cell>
              <table:table-cell office:value-type="float" office:value="21.3011391019449">
                <text:p>21.3011391019449</text:p>
              </table:table-cell>
              <table:table-cell office:value-type="float" office:value="21.194602975158">
                <text:p>21.194602975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715cm" style:legend-expansion="high" chart:style-name="ch2"/>
        <chart:plot-area chart:style-name="ch3" table:cell-range-address="Quick.B8:Quick.B13 Quick.E8:Quick.E13 Quick.H8:Quick.H13 Quick.K8:Quick.K13" chart:data-source-has-labels="row" svg:x="0.32cm" svg:y="0.18cm" svg:width="11.476cm" svg:height="8.64cm">
          <chart:coordinate-region svg:x="0.959cm" svg:y="0.375cm" svg:width="10.64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ick.E9:Quick.E13" chart:label-cell-address="Quick.E8:Quick.E8" chart:class="chart:scatter">
            <chart:domain table:cell-range-address="Quick.B9:Quick.B13"/>
            <chart:data-point chart:repeated="5"/>
          </chart:series>
          <chart:series chart:style-name="ch8" chart:values-cell-range-address="Quick.H9:Quick.H13" chart:label-cell-address="Quick.H8:Quick.H8" chart:class="chart:scatter">
            <chart:data-point chart:repeated="5"/>
          </chart:series>
          <chart:series chart:style-name="ch9" chart:values-cell-range-address="Quick.K9:Quick.K13" chart:label-cell-address="Quick.K8:Quick.K8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its:Mean</text:p>
                <draw:g>
                  <svg:desc>Quick.E8:Quick.E8</svg:desc>
                </draw:g>
              </table:table-cell>
              <table:table-cell office:value-type="string">
                <text:p>swaps:Mean</text:p>
                <draw:g>
                  <svg:desc>Quick.H8:Quick.H8</svg:desc>
                </draw:g>
              </table:table-cell>
              <table:table-cell office:value-type="string">
                <text:p>compares:Mean</text:p>
                <draw:g>
                  <svg:desc>Quick.K8:Quick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877123795495">
                <text:p>13.2877123795495</text:p>
                <draw:g>
                  <svg:desc>Quick.B9:Quick.B13</svg:desc>
                </draw:g>
              </table:table-cell>
              <table:table-cell office:value-type="float" office:value="18.6514669361461">
                <text:p>18.6514669361461</text:p>
                <draw:g>
                  <svg:desc>Quick.E9:Quick.E13</svg:desc>
                </draw:g>
              </table:table-cell>
              <table:table-cell office:value-type="float" office:value="15.9481059658646">
                <text:p>15.9481059658646</text:p>
                <draw:g>
                  <svg:desc>Quick.H9:Quick.H13</svg:desc>
                </draw:g>
              </table:table-cell>
              <table:table-cell office:value-type="float" office:value="17.2387900310603">
                <text:p>17.2387900310603</text:p>
                <draw:g>
                  <svg:desc>Quick.K9:Quick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877123795494">
                <text:p>14.2877123795494</text:p>
              </table:table-cell>
              <table:table-cell office:value-type="float" office:value="19.7798305066728">
                <text:p>19.7798305066728</text:p>
              </table:table-cell>
              <table:table-cell office:value-type="float" office:value="17.074287832665">
                <text:p>17.074287832665</text:p>
              </table:table-cell>
              <table:table-cell office:value-type="float" office:value="18.3739462851291">
                <text:p>18.373946285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877123795494">
                <text:p>15.2877123795494</text:p>
              </table:table-cell>
              <table:table-cell office:value-type="float" office:value="20.9052180100969">
                <text:p>20.9052180100969</text:p>
              </table:table-cell>
              <table:table-cell office:value-type="float" office:value="18.1965190439214">
                <text:p>18.1965190439214</text:p>
              </table:table-cell>
              <table:table-cell office:value-type="float" office:value="19.507378979525">
                <text:p>19.507378979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2877123795495">
                <text:p>16.2877123795495</text:p>
              </table:table-cell>
              <table:table-cell office:value-type="float" office:value="21.9939382576766">
                <text:p>21.9939382576766</text:p>
              </table:table-cell>
              <table:table-cell office:value-type="float" office:value="19.2869520592853">
                <text:p>19.2869520592853</text:p>
              </table:table-cell>
              <table:table-cell office:value-type="float" office:value="20.5953740032049">
                <text:p>20.5953740032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877123795495">
                <text:p>17.2877123795495</text:p>
              </table:table-cell>
              <table:table-cell office:value-type="float" office:value="23.0644057891936">
                <text:p>23.0644057891936</text:p>
              </table:table-cell>
              <table:table-cell office:value-type="float" office:value="20.3487758004464">
                <text:p>20.3487758004464</text:p>
              </table:table-cell>
              <table:table-cell office:value-type="float" office:value="21.6810558976908">
                <text:p>21.6810558976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47cm" style:legend-expansion="high" chart:style-name="ch2"/>
        <chart:plot-area chart:style-name="ch3" table:cell-range-address="Heap.B8:Heap.B13 Heap.D8:Heap.E13 Heap.H8:Heap.H13 Heap.K8:Heap.K13" chart:data-source-has-labels="row" svg:x="0.32cm" svg:y="0.18cm" svg:width="11.476cm" svg:height="8.64cm">
          <chart:coordinate-region svg:x="0.959cm" svg:y="0.375cm" svg:width="10.641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p.D9:Heap.D13" chart:label-cell-address="Heap.D8:Heap.D8" chart:class="chart:scatter">
            <chart:domain table:cell-range-address="Heap.B9:Heap.B13"/>
            <chart:data-point chart:repeated="5"/>
          </chart:series>
          <chart:series chart:style-name="ch8" chart:values-cell-range-address="Heap.E9:Heap.E13" chart:label-cell-address="Heap.E8:Heap.E8" chart:class="chart:scatter">
            <chart:data-point chart:repeated="5"/>
          </chart:series>
          <chart:series chart:style-name="ch9" chart:values-cell-range-address="Heap.H9:Heap.H13" chart:label-cell-address="Heap.H8:Heap.H8" chart:class="chart:scatter">
            <chart:data-point chart:repeated="5"/>
          </chart:series>
          <chart:series chart:style-name="ch10" chart:values-cell-range-address="Heap.K9:Heap.K13" chart:label-cell-address="Heap.K8:Heap.K8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Heap.D8:Heap.D8</svg:desc>
                </draw:g>
              </table:table-cell>
              <table:table-cell office:value-type="string">
                <text:p>hits:Mean</text:p>
                <draw:g>
                  <svg:desc>Heap.E8:Heap.E8</svg:desc>
                </draw:g>
              </table:table-cell>
              <table:table-cell office:value-type="string">
                <text:p>swaps:Mean</text:p>
                <draw:g>
                  <svg:desc>Heap.H8:Heap.H8</svg:desc>
                </draw:g>
              </table:table-cell>
              <table:table-cell office:value-type="string">
                <text:p>compares:Mean</text:p>
                <draw:g>
                  <svg:desc>Heap.K8:Heap.K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877123795495">
                <text:p>13.2877123795495</text:p>
                <draw:g>
                  <svg:desc>Heap.B9:Heap.B13</svg:desc>
                </draw:g>
              </table:table-cell>
              <table:table-cell office:value-type="float" office:value="2.80743426810286">
                <text:p>2.80743426810286</text:p>
                <draw:g>
                  <svg:desc>Heap.D9:Heap.D13</svg:desc>
                </draw:g>
              </table:table-cell>
              <table:table-cell office:value-type="float" office:value="19.8839950318255">
                <text:p>19.8839950318255</text:p>
                <draw:g>
                  <svg:desc>Heap.E9:Heap.E13</svg:desc>
                </draw:g>
              </table:table-cell>
              <table:table-cell office:value-type="float" office:value="16.9223178446409">
                <text:p>16.9223178446409</text:p>
                <draw:g>
                  <svg:desc>Heap.H9:Heap.H13</svg:desc>
                </draw:g>
              </table:table-cell>
              <table:table-cell office:value-type="float" office:value="17.8446263929179">
                <text:p>17.8446263929179</text:p>
                <draw:g>
                  <svg:desc>Heap.K9:Heap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2877123795494">
                <text:p>14.2877123795494</text:p>
              </table:table-cell>
              <table:table-cell office:value-type="float" office:value="2.84263998487075">
                <text:p>2.84263998487075</text:p>
              </table:table-cell>
              <table:table-cell office:value-type="float" office:value="20.9984809377028">
                <text:p>20.9984809377028</text:p>
              </table:table-cell>
              <table:table-cell office:value-type="float" office:value="18.0339533857">
                <text:p>18.0339533857</text:p>
              </table:table-cell>
              <table:table-cell office:value-type="float" office:value="18.9621142735362">
                <text:p>18.9621142735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877123795494">
                <text:p>15.2877123795494</text:p>
              </table:table-cell>
              <table:table-cell office:value-type="float" office:value="4.17965037667399">
                <text:p>4.17965037667399</text:p>
              </table:table-cell>
              <table:table-cell office:value-type="float" office:value="22.1048126612547">
                <text:p>22.1048126612547</text:p>
              </table:table-cell>
              <table:table-cell office:value-type="float" office:value="19.1377465304033">
                <text:p>19.1377465304033</text:p>
              </table:table-cell>
              <table:table-cell office:value-type="float" office:value="20.0711093787556">
                <text:p>20.0711093787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2877123795495">
                <text:p>16.2877123795495</text:p>
              </table:table-cell>
              <table:table-cell office:value-type="float" office:value="4.95511352626538">
                <text:p>4.95511352626538</text:p>
              </table:table-cell>
              <table:table-cell office:value-type="float" office:value="23.2036368008316">
                <text:p>23.2036368008316</text:p>
              </table:table-cell>
              <table:table-cell office:value-type="float" office:value="20.2344209020693">
                <text:p>20.2344209020693</text:p>
              </table:table-cell>
              <table:table-cell office:value-type="float" office:value="21.1721814827314">
                <text:p>21.1721814827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877123795495">
                <text:p>17.2877123795495</text:p>
              </table:table-cell>
              <table:table-cell office:value-type="float" office:value="5.80374754254686">
                <text:p>5.80374754254686</text:p>
              </table:table-cell>
              <table:table-cell office:value-type="float" office:value="24.2961560657988">
                <text:p>24.2961560657988</text:p>
              </table:table-cell>
              <table:table-cell office:value-type="float" office:value="21.3250455077907">
                <text:p>21.3250455077907</text:p>
              </table:table-cell>
              <table:table-cell office:value-type="float" office:value="22.2666762817545">
                <text:p>22.2666762817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